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bability infected COVID last year</text:p>
          </table:table-cell>
          <table:table-cell office:value-type="string" calcext:value-type="string">
            <text:p>Most probable Wave</text:p>
          </table:table-cell>
          <table:table-cell office:value-type="string" calcext:value-type="string">
            <text:p>Born before 2021 RSV wave</text:p>
          </table:table-cell>
          <table:table-cell office:value-type="string" calcext:value-type="string">
            <text:p>Born before <text:s/>low viral circulation in 2020?</text:p>
          </table:table-cell>
          <table:table-cell office:value-type="string" calcext:value-type="string">
            <text:p>Mother was pregnant during low viral circulation?</text:p>
          </table:table-cell>
          <table:table-cell office:value-type="string" calcext:value-type="string">
            <text:p>Colorado 2021</text:p>
          </table:table-cell>
          <table:table-cell office:value-type="string" calcext:value-type="string">
            <text:p>Colorado 2022</text:p>
          </table:table-cell>
          <table:table-cell office:value-type="string" calcext:value-type="string">
            <text:p>Conn 2021</text:p>
          </table:table-cell>
          <table:table-cell office:value-type="string" calcext:value-type="string">
            <text:p>Conn 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-6 month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.4/BA.5/BA.2.12.1/BF.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-12 month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A.4/BA.5/BA.2.12.1/BF.7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st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&lt;2 yea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.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Some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-4 yea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.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ew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ttps://covid.cdc.gov/covid-data-tracker/?utm_campaign=Private%20Equity%20Newsletter&amp;utm_source=hs_email&amp;utm_medium=email&amp;_hsenc=p2ANqtz--V9W0Nyyt1yiVDJwhfOcQO6jZ2Uv1nRwVxRP1-8p5Iv0LCaWrbC4SdYzOlWpVDUcJaHHHo#pediatric-seroprevalence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8" table:number-rows-spanned="1">
            <text:p>Seroprevalence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Max seroprevalence</text:p>
          </table:table-cell>
          <table:table-cell office:value-type="string" calcext:value-type="string">
            <text:p>Average Seroprevalence</text:p>
          </table:table-cell>
          <table:table-cell/>
          <table:table-cell office:value-type="string" calcext:value-type="string">
            <text:p>Min infected last year</text:p>
          </table:table-cell>
          <table:table-cell office:value-type="string" calcext:value-type="string">
            <text:p>Max infected last year</text:p>
          </table:table-cell>
          <table:table-cell office:value-type="string" calcext:value-type="string">
            <text:p>Min infected last 6 months</text:p>
          </table:table-cell>
          <table:table-cell office:value-type="string" calcext:value-type="string">
            <text:p>Max infected last 6 months</text:p>
          </table:table-cell>
        </table:table-row>
        <table:table-row table:style-name="ro1">
          <table:table-cell table:number-columns-repeated="2"/>
          <table:table-cell table:style-name="ce2" office:value-type="date" office:date-value="2020-03-01" calcext:value-type="date">
            <text:p>2020-03-01</text:p>
          </table:table-cell>
          <table:table-cell table:style-name="ce2" office:value-type="date" office:date-value="2020-09-01" calcext:value-type="date">
            <text:p>2020-09-01</text:p>
          </table:table-cell>
          <table:table-cell table:style-name="ce2" office:value-type="date" office:date-value="2021-09-01" calcext:value-type="date">
            <text:p>2021-09-01</text:p>
          </table:table-cell>
          <table:table-cell table:style-name="ce2" office:value-type="date" office:date-value="2021-10-01" calcext:value-type="date">
            <text:p>2021-10-01</text:p>
          </table:table-cell>
          <table:table-cell table:style-name="ce2" office:value-type="date" office:date-value="2021-11-01" calcext:value-type="date">
            <text:p>2021-11-01</text:p>
          </table:table-cell>
          <table:table-cell table:style-name="ce2" office:value-type="date" office:date-value="2021-12-01" calcext:value-type="date">
            <text:p>2021-12-01</text:p>
          </table:table-cell>
          <table:table-cell table:style-name="ce2" office:value-type="date" office:date-value="2022-01-01" calcext:value-type="date">
            <text:p>2022-01-01</text:p>
          </table:table-cell>
          <table:table-cell table:style-name="ce2" office:value-type="date" office:date-value="2022-02-01" calcext:value-type="date">
            <text:p>2022-02-01</text:p>
          </table:table-cell>
          <table:table-cell table:style-name="ce2" office:value-type="date" office:date-value="2022-04-01" calcext:value-type="date">
            <text:p>2022-04-01</text:p>
          </table:table-cell>
          <table:table-cell table:style-name="ce2" office:value-type="date" office:date-value="2022-06-01" calcext:value-type="date">
            <text:p>2022-06-01</text:p>
          </table:table-cell>
          <table:table-cell table:style-name="ce2" office:value-type="date" office:date-value="2022-08-01" calcext:value-type="date">
            <text:p>2022-08-01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ediatric seroprevalenc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portion of non infected infected</text:p>
          </table:table-cell>
          <table:table-cell/>
          <table:table-cell table:formula="of:=([.D19]-[.C19])/(1-[.C19])" office:value-type="float" office:value="0.179393939393939" calcext:value-type="float">
            <text:p>0.1793939394</text:p>
          </table:table-cell>
          <table:table-cell table:formula="of:=([.E19]-[.D19])/(1-[.D19])" office:value-type="float" office:value="0.176603436212392" calcext:value-type="float">
            <text:p>0.1766034362</text:p>
          </table:table-cell>
          <table:table-cell table:formula="of:=([.F19]-[.E19])/(1-[.E19])" office:value-type="float" office:value="0.0802230121750296" calcext:value-type="float">
            <text:p>0.0802230122</text:p>
          </table:table-cell>
          <table:table-cell table:formula="of:=([.G19]-[.F19])/(1-[.F19])" office:value-type="float" office:value="0.0102675161925723" calcext:value-type="float">
            <text:p>0.0102675162</text:p>
          </table:table-cell>
          <table:table-cell table:formula="of:=([.H19]-[.G19])/(1-[.G19])" office:value-type="float" office:value="0.0187910791861506" calcext:value-type="float">
            <text:p>0.0187910792</text:p>
          </table:table-cell>
          <table:table-cell table:formula="of:=([.I19]-[.H19])/(1-[.H19])" office:value-type="float" office:value="0.199334645659779" calcext:value-type="float">
            <text:p>0.1993346457</text:p>
          </table:table-cell>
          <table:table-cell table:formula="of:=([.J19]-[.I19])/(1-[.I19])" office:value-type="float" office:value="0.326455908077193" calcext:value-type="float">
            <text:p>0.3264559081</text:p>
          </table:table-cell>
          <table:table-cell table:formula="of:=([.K19]-[.J19])/(1-[.J19])" office:value-type="float" office:value="0.112077312676896" calcext:value-type="float">
            <text:p>0.1120773127</text:p>
          </table:table-cell>
          <table:table-cell table:formula="of:=([.L19]-[.K19])/(1-[.K19])" office:value-type="float" office:value="0.100346020761246" calcext:value-type="float">
            <text:p>0.1003460208</text:p>
          </table:table-cell>
          <table:table-cell table:formula="of:=([.M19]-[.L19])/(1-[.L19])" office:value-type="float" office:value="0.257692307692308" calcext:value-type="float">
            <text:p>0.257692307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-6 months*</text:p>
          </table:table-cell>
          <table:table-cell table:number-columns-repeated="9"/>
          <table:table-cell table:formula="of:=[.L14]" office:value-type="float" office:value="0.100346020761246" calcext:value-type="float">
            <text:p>0.1003460208</text:p>
          </table:table-cell>
          <table:table-cell table:formula="of:=[.L16]+[.M$14]*(1-[.$L14])" office:value-type="float" office:value="0.332179930795848" calcext:value-type="float">
            <text:p>0.3321799308</text:p>
          </table:table-cell>
          <table:table-cell table:formula="of:=AVERAGE([.M15:.M16])" office:value-type="float" office:value="0.166089965397924" calcext:value-type="float">
            <text:p>0.1660899654</text:p>
          </table:table-cell>
          <table:table-cell table:formula="of:=[.M16]-[.N16]+[.O$21]" office:value-type="float" office:value="0.256089965397924" calcext:value-type="float">
            <text:p>0.2560899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12 months*</text:p>
          </table:table-cell>
          <table:table-cell table:number-columns-repeated="5"/>
          <table:table-cell table:formula="of:=[.H14]" office:value-type="float" office:value="0.0187910791861506" calcext:value-type="float">
            <text:p>0.0187910792</text:p>
          </table:table-cell>
          <table:table-cell table:formula="of:=[.H17]+[.I$14]*(1-[.H$17])" office:value-type="float" office:value="0.214380011734794" calcext:value-type="float">
            <text:p>0.2143800117</text:p>
          </table:table-cell>
          <table:table-cell table:formula="of:=[.I17]+[.J$14]*(1-[.I$17])" office:value-type="float" office:value="0.470850298407505" calcext:value-type="float">
            <text:p>0.4708502984</text:p>
          </table:table-cell>
          <table:table-cell table:formula="of:=[.J17]+[.K$14]*(1-[.J$17])" office:value-type="float" office:value="0.530155974965773" calcext:value-type="float">
            <text:p>0.530155975</text:p>
          </table:table-cell>
          <table:table-cell table:formula="of:=[.K17]+[.L$14]*(1-[.K$17])" office:value-type="float" office:value="0.577302953256405" calcext:value-type="float">
            <text:p>0.5773029533</text:p>
          </table:table-cell>
          <table:table-cell table:formula="of:=[.L17]+[.M$14]*(1-[.L$17])" office:value-type="float" office:value="0.686228730686485" calcext:value-type="float">
            <text:p>0.6862287307</text:p>
          </table:table-cell>
          <table:table-cell table:formula="of:=AVERAGE([.M16:.M17])" office:value-type="float" office:value="0.509204330741167" calcext:value-type="float">
            <text:p>0.5092043307</text:p>
          </table:table-cell>
          <table:table-cell table:formula="of:=[.M17]-[.N17]+[.O$21]" office:value-type="float" office:value="0.267024399945319" calcext:value-type="float">
            <text:p>0.2670243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&lt;2 years*</text:p>
          </table:table-cell>
          <table:table-cell table:number-columns-repeated="2"/>
          <table:table-cell table:formula="of:=[.E14]" office:value-type="float" office:value="0.176603436212392" calcext:value-type="float">
            <text:p>0.1766034362</text:p>
          </table:table-cell>
          <table:table-cell table:formula="of:=[.E18]+[.F$14]*(1-[.E$18])" office:value-type="float" office:value="0.242658788774003" calcext:value-type="float">
            <text:p>0.2426587888</text:p>
          </table:table-cell>
          <table:table-cell table:formula="of:=[.F18]+[.G$14]*(1-[.F$18])" office:value-type="float" office:value="0.250434801923568" calcext:value-type="float">
            <text:p>0.2504348019</text:p>
          </table:table-cell>
          <table:table-cell table:formula="of:=[.G18]+[.H$14]*(1-[.G$18])" office:value-type="float" office:value="0.264519940915805" calcext:value-type="float">
            <text:p>0.2645199409</text:p>
          </table:table-cell>
          <table:table-cell table:formula="of:=[.H18]+[.I$14]*(1-[.H$18])" office:value-type="float" office:value="0.411126597883186" calcext:value-type="float">
            <text:p>0.4111265979</text:p>
          </table:table-cell>
          <table:table-cell table:formula="of:=[.I18]+[.J$14]*(1-[.I$18])" office:value-type="float" office:value="0.603367799113737" calcext:value-type="float">
            <text:p>0.6033677991</text:p>
          </table:table-cell>
          <table:table-cell table:formula="of:=[.J18]+[.K$14]*(1-[.J$18])" office:value-type="float" office:value="0.647821270310192" calcext:value-type="float">
            <text:p>0.6478212703</text:p>
          </table:table-cell>
          <table:table-cell table:formula="of:=[.K18]+[.L$14]*(1-[.K$18])" office:value-type="float" office:value="0.683161004431315" calcext:value-type="float">
            <text:p>0.6831610044</text:p>
          </table:table-cell>
          <table:table-cell table:formula="of:=[.L18]+[.M$14]*(1-[.L$18])" office:value-type="float" office:value="0.764807976366322" calcext:value-type="float">
            <text:p>0.7648079764</text:p>
          </table:table-cell>
          <table:table-cell table:formula="of:=AVERAGE([.M17:.M18])" office:value-type="float" office:value="0.725518353526404" calcext:value-type="float">
            <text:p>0.7255183535</text:p>
          </table:table-cell>
          <table:table-cell table:formula="of:=[.M18]-[.N18]+[.O$21]" office:value-type="float" office:value="0.129289622839918" calcext:value-type="float">
            <text:p>0.1292896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-4*</text:p>
          </table:table-cell>
          <table:table-cell office:value-type="float" office:value="0" calcext:value-type="float">
            <text:p>0</text:p>
          </table:table-cell>
          <table:table-cell table:formula="of:=[.F19]/[.F20]*[.D20]" office:value-type="float" office:value="0.179393939393939" calcext:value-type="float">
            <text:p>0.1793939394</text:p>
          </table:table-cell>
          <table:table-cell table:formula="of:=[.G19]/[.G20]*[.E20]" office:value-type="float" office:value="0.324315789473684" calcext:value-type="float">
            <text:p>0.3243157895</text:p>
          </table:table-cell>
          <table:table-cell table:formula="of:=[.H19]/[.H20]*[.F20]" office:value-type="float" office:value="0.378521212121212" calcext:value-type="float">
            <text:p>0.3785212121</text:p>
          </table:table-cell>
          <table:table-cell table:formula="of:=[.I19]/[.I20]*[.G20]" office:value-type="float" office:value="0.384902255639098" calcext:value-type="float">
            <text:p>0.3849022556</text:p>
          </table:table-cell>
          <table:table-cell table:formula="of:=[.J19]/[.J20]*[.H20]" office:value-type="float" office:value="0.396460606060606" calcext:value-type="float">
            <text:p>0.3964606061</text:p>
          </table:table-cell>
          <table:table-cell table:formula="of:=[.K19]/[.K20]*[.I20]" office:value-type="float" office:value="0.516766917293233" calcext:value-type="float">
            <text:p>0.5167669173</text:p>
          </table:table-cell>
          <table:table-cell table:formula="of:=[.L19]/[.L20]*[.J20]" office:value-type="float" office:value="0.674521212121212" calcext:value-type="float">
            <text:p>0.674521212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4" calcext:value-type="float">
            <text:p>0.74</text:p>
          </table:table-cell>
          <table:table-cell office:value-type="float" office:value="0.807" calcext:value-type="float">
            <text:p>0.807</text:p>
          </table:table-cell>
          <table:table-cell table:formula="of:=[.M19]" office:value-type="float" office:value="0.807" calcext:value-type="float">
            <text:p>0.807</text:p>
          </table:table-cell>
          <table:table-cell table:formula="of:=[.M19]-[.N19]+[.O$21]"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2" calcext:value-type="float">
            <text:p>0.442</text:p>
          </table:table-cell>
          <table:table-cell office:value-type="float" office:value="0.58" calcext:value-type="float">
            <text:p>0.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88" calcext:value-type="float">
            <text:p>0.888</text:p>
          </table:table-cell>
          <table:table-cell table:formula="of:=[.M20]" office:value-type="float" office:value="0.888" calcext:value-type="float">
            <text:p>0.888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-1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56" calcext:value-type="float">
            <text:p>0.456</text:p>
          </table:table-cell>
          <table:table-cell office:value-type="float" office:value="0.577" calcext:value-type="float">
            <text:p>0.5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73" calcext:value-type="float">
            <text:p>0.773</text:p>
          </table:table-cell>
          <table:table-cell office:value-type="float" office:value="0.8" calcext:value-type="float">
            <text:p>0.8</text:p>
          </table:table-cell>
          <table:table-cell office:value-type="float" office:value="0.865" calcext:value-type="float">
            <text:p>0.865</text:p>
          </table:table-cell>
          <table:table-cell table:formula="of:=[.M21]" office:value-type="float" office:value="0.865" calcext:value-type="float">
            <text:p>0.865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16:04:30.863416018</meta:creation-date>
    <dc:date>2022-11-15T17:05:19.452063335</dc:date>
    <meta:editing-duration>PT20M13S</meta:editing-duration>
    <meta:editing-cycles>5</meta:editing-cycles>
    <meta:generator>LibreOffice/5.1.6.2$Linux_X86_64 LibreOffice_project/10m0$Build-2</meta:generator>
    <meta:document-statistic meta:table-count="1" meta:cell-count="157" meta:object-count="0"/>
  </office:meta>
</office:document-meta>
</file>